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89c40" officeooo:paragraph-rsid="00089c40" style:font-weight-asian="bold" style:font-weight-complex="bold"/>
    </style:style>
    <style:style style:name="P2" style:family="paragraph" style:parent-style-name="Standard">
      <style:paragraph-properties style:writing-mode="lr-tb"/>
      <style:text-properties fo:font-weight="bold" officeooo:rsid="00089c40" officeooo:paragraph-rsid="00089c40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89c40" officeooo:paragraph-rsid="00089c40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#ffffff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line-height="138%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0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1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3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4" style:family="paragraph" style:parent-style-name="Text_20_body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5" style:family="paragraph" style:parent-style-name="Text_20_body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AULA DE ORQUESTRAÇÃO DE CONTAINERS COM DOCKER COMPOSE E KUBERNETES</text:p>
      <text:p text:style-name="P1"/>
      <text:p text:style-name="P4"><text:bookmark text:name="docs-internal-guid-2e0c4077-7fff-3814-1dcd-b367453f8d16"/>ANOTAÇÕES</text:p>
      <text:p text:style-name="P3">Docker compose</text:p>
      <text:list xml:id="list4212790842" text:style-name="L1">
        <text:list-item>
          <text:p text:style-name="P6">Responsável por automatizar os processos do docker run</text:p>
        </text:list-item>
      </text:list>
      <text:list xml:id="list875868399" text:style-name="L2">
        <text:list-item>
          <text:p text:style-name="P7">utiliza a linguagem yaml para automatizar a administração/configuração dos containers</text:p>
        </text:list-item>
        <text:list-item>
          <text:p text:style-name="P7">uma estrutura de código única, para subir diversas aplicações com suas devidas configurações para conexão/expor porta, volumes, etc…</text:p>
        </text:list-item>
        <text:list-item>
          <text:p text:style-name="P7">docker run -it --rm postgres psql</text:p>
        </text:list-item>
      </text:list>
      <text:p text:style-name="P8">psql: é o client do banco de dados para poder executar os comandos</text:p>
      <text:list xml:id="list1848615657" text:style-name="L3">
        <text:list-item>
          <text:p text:style-name="P9">docker-compose up -d</text:p>
        </text:list-item>
      </text:list>
      <text:p text:style-name="P8">comando para criar containers</text:p>
      <text:list xml:id="list38972185" text:style-name="L4">
        <text:list-item>
          <text:p text:style-name="P10">docker-compose ps</text:p>
        </text:list-item>
      </text:list>
      <text:p text:style-name="P8">comando para listar os containers</text:p>
      <text:list xml:id="list3358764411" text:style-name="L5">
        <text:list-item>
          <text:p text:style-name="P11">docker-compose down</text:p>
        </text:list-item>
      </text:list>
      <text:p text:style-name="P8">comando para desligar os containers</text:p>
      <text:p text:style-name="P3">KUBERNETES</text:p>
      <text:list xml:id="list782140939" text:style-name="L6">
        <text:list-item>
          <text:p text:style-name="P12">É mais completo que o docker-compose para orquestramento de containers</text:p>
        </text:list-item>
        <text:list-item>
          <text:p text:style-name="P12">ferramenta que dá mais facilidade na criação de regras de containers, criação de firewall, trabalhar com variáveis de ambiente, trabalhar com segurança, etc;</text:p>
        </text:list-item>
        <text:list-item>
          <text:p text:style-name="P12">arquivos de configurações yaml</text:p>
        </text:list-item>
        <text:list-item>
          <text:p text:style-name="P12">Control Plane/Master - É onde é feito a gerência de todas as informações do kubernetes</text:p>
        </text:list-item>
        <text:list-item>
          <text:p text:style-name="P12">o kubectl não fala direto com o banco de dados(etcd), o etcd só fala direto com o kube-api-server</text:p>
        </text:list-item>
        <text:list-item>
          <text:p text:style-name="P12">o kube-scheduler tem a função de ficar verificando as modificações</text:p>
        </text:list-item>
        <text:list-item>
          <text:p text:style-name="P12">todos os dados referentes ao master/control plane, são gravados no etcd</text:p>
        </text:list-item>
        <text:list-item>
          <text:p text:style-name="P12">nos nós existe o kubelet, que tem a função de fazer a comunicação entre o master e o nó</text:p>
        </text:list-item>
        <text:list-item>
          <text:p text:style-name="P12">kube proxy para fazer a comunicação de rede</text:p>
        </text:list-item>
        <text:list-item>
          <text:p text:style-name="P12">e também existem os containers que estão dentro dos nós, containers, clusters, pod</text:p>
        </text:list-item>
        <text:list-item>
          <text:p text:style-name="P12">deployments é o responsável por fazer a criação do container, passando os dados como a imagem, especificação do container, quantidade de réplicas</text:p>
        </text:list-item>
        <text:list-item>
          <text:p text:style-name="P12">service é onde será exposto o serviço</text:p>
        </text:list-item>
      </text:list>
      <text:p text:style-name="Text_20_body"/>
      <text:p text:style-name="P3">Passo a passo para instalação do kubernetes linux ubuntu 20.04:</text:p>
      <text:list xml:id="list3825083853" text:style-name="L7">
        <text:list-item>
          <text:p text:style-name="P13">Atualize os pacotes apt e instale os programas que serão precisos para o repositório kubernetes:</text:p>
        </text:list-item>
      </text:list>
      <text:p text:style-name="P14">sudo apt-get update</text:p>
      <text:p text:style-name="P14">sudo apt-get install -y apt-transport-https ca-certificates curl</text:p>
      <text:list xml:id="list2075082707" text:style-name="L8">
        <text:list-item>
          <text:p text:style-name="P15">Faça o download da chave pública:</text:p>
        </text:list-item>
      </text:list>
      <text:p text:style-name="P14">sudo curl -fsSLo /etc/apt/keyrings/kubernetes-archive-keyring.gpg https://packages.cloud.google.com/apt/doc/apt-key.gpg</text:p>
      <text:list xml:id="list812596022" text:style-name="L9">
        <text:list-item>
          <text:p text:style-name="P16"><text:soft-page-break/>Adicione o repositório apt do kubernetes:</text:p>
        </text:list-item>
      </text:list>
      <text:p text:style-name="P14">echo "deb [signed-by=/etc/apt/keyrings/kubernetes-archive-keyring.gpg] https://apt.kubernetes.io/ kubernetes-xenial main" | sudo tee /etc/apt/sources.list.d/kubernetes.list</text:p>
      <text:list xml:id="list2783032273" text:style-name="L10">
        <text:list-item>
          <text:p text:style-name="P17">Atualize os pacotes apt e instale o kubelet, kubeadm e kubectlUpdate e fixe as versões deles:</text:p>
        </text:list-item>
      </text:list>
      <text:p text:style-name="P14">sudo apt-get update</text:p>
      <text:p text:style-name="P14">sudo apt-get install -y kubelet kubeadm kubectl</text:p>
      <text:p text:style-name="P14">sudo apt-mark hold kubelet kubeadm kubectl</text:p>
      <text:p text:style-name="Text_20_body"/>
      <text:p text:style-name="P14">para inserir um nó, adicionar ao master ou não, deve-se ser inserido o comando:</text:p>
      <text:list xml:id="list2065452210" text:style-name="L11">
        <text:list-item>
          <text:p text:style-name="P18">kubeadm init</text:p>
        </text:list-item>
      </text:list>
      <text:p text:style-name="Text_20_body"/>
      <text:p text:style-name="P3">Para instalar o minikube basta seguir estes dois passos:</text:p>
      <text:list xml:id="list1158682177" text:style-name="L12">
        <text:list-item>
          <text:p text:style-name="P19">curl -LO https://storage.googleapis.com/minikube/releases/latest/minikube-linux-amd64</text:p>
        </text:list-item>
      </text:list>
      <text:p text:style-name="P20">Baixar o binário do minikube</text:p>
      <text:list xml:id="list609776744" text:style-name="L13">
        <text:list-item>
          <text:p text:style-name="P21">sudo install minikube-linux-amd64 /usr/local/bin/minikube</text:p>
        </text:list-item>
      </text:list>
      <text:p text:style-name="P20">Instalar o binário no host</text:p>
      <text:p text:style-name="Text_20_body"/>
      <text:p text:style-name="P22">Para iniciar o minikube no docker, é preciso especificar na hora do comando:</text:p>
      <text:list xml:id="list267423042" text:style-name="L14">
        <text:list-item>
          <text:p text:style-name="P23">minikube start --driver=docker</text:p>
        </text:list-item>
      </text:list>
      <text:p text:style-name="P22">Para este comando funcionar é preciso indicar o docker para executar o seu usuário:</text:p>
      <text:list xml:id="list2041744059" text:style-name="L15">
        <text:list-item>
          <text:p text:style-name="P24">sudo usermod -aG docker $USER &amp;&amp; newgrp docker</text:p>
        </text:list-item>
      </text:list>
      <text:p text:style-name="Text_20_body"/>
      <text:p text:style-name="P5">Comandos para administrar o cluster:</text:p>
      <text:list xml:id="list2478219500" text:style-name="L16">
        <text:list-item>
          <text:p text:style-name="P25">kubectl get po -A: comando para listar todos os pods</text:p>
        </text:list-item>
        <text:list-item>
          <text:p text:style-name="P25">alias kubectl=”minikube kubectl --”: comando para criar um alias(apelido) para o comando minikube kubectl –</text:p>
        </text:list-item>
        <text:list-item>
          <text:p text:style-name="P25">minikube dashboard: vai rodar um dashboard interativo</text:p>
        </text:list-item>
        <text:list-item>
          <text:p text:style-name="P25">kubectl create deployment hello-minikube --image=k8s.gcr.io/echoserver:1.4: comando para criar um deployment de nome hello-minikube com a aplicação echoserver</text:p>
        </text:list-item>
        <text:list-item>
          <text:p text:style-name="P25">kubectl expose deployment hello-minikube --type=NodePort --port=8080: comando para expor a aplicação a porta 80 do tipo NodePort</text:p>
        </text:list-item>
        <text:list-item>
          <text:p text:style-name="P25">minikube pause: comando para pausar o cluster minikube</text:p>
        </text:list-item>
        <text:list-item>
          <text:p text:style-name="P25">minikube unpause: comando para despausar o cluster</text:p>
        </text:list-item>
        <text:list-item>
          <text:p text:style-name="P25">minikube stop: comando para parar o funcionamento do cluster</text:p>
        </text:list-item>
        <text:list-item>
          <text:p text:style-name="P25">minikube config set memory 2222: comando para configurar o padrão de memoria limite</text:p>
        </text:list-item>
        <text:list-item>
          <text:p text:style-name="P25">minikube addons list: comando para listar os componentes adicionais para utilizar o cluster</text:p>
        </text:list-item>
        <text:list-item>
          <text:p text:style-name="P25">minikube start -p aged --kubernetes-version=v1.16.1: comando para subir o cluster com uma versão expecífica</text:p>
        </text:list-item>
        <text:list-item>
          <text:p text:style-name="P25">minikube delete --all: comando para deletar o cluster</text:p>
        </text:list-item>
        <text:list-item>
          <text:p text:style-name="P25"><text:soft-page-break/>kubectl get services hello-minikube: comando que lista o nome, tipo, ip do cluster, ip externo, portas e o tempo de criação</text:p>
        </text:list-item>
        <text:list-item>
          <text:p text:style-name="P25">minikube service hello-minikube: comando que expõe a aplicação, podendo ser acessada via navegador(o minikube automaticamente direciona para o endereço)</text:p>
        </text:list-item>
        <text:list-item>
          <text:p text:style-name="P25">kubectl get pods: lista todos os pods dentro de um namespace(quando não tem namespace direcionado, ele lista os pods do namespace default)</text:p>
        </text:list-item>
        <text:list-item>
          <text:p text:style-name="P25">kubectl get namespace: lista todos os namespaces configurados</text:p>
        </text:list-item>
        <text:list-item>
          <text:p text:style-name="P25">kubectl get services: mostra todos as aplicações de dentro do namespace default</text:p>
        </text:list-item>
        <text:list-item>
          <text:p text:style-name="P25">kubectl edit services: gera um yaml com todas as informações para funcionar as aplicações dentro do service</text:p>
        </text:list-item>
        <text:list-item>
          <text:p text:style-name="P25">kubectl edit deployment: gera um yaml com as informações de funcionamento do cluster, para criação dos pods junto com os containers</text:p>
        </text:list-item>
        <text:list-item>
          <text:p text:style-name="P25">kubectl delete deployment hello-minikube: comando para apagar o deployment especificado</text:p>
        </text:list-item>
        <text:list-item>
          <text:p text:style-name="P25">kubectl delete service hello-minikube: apaga o serviço especificado</text:p>
        </text:list-item>
      </text:list>
      <text:p text:style-name="Text_20_body"/>
      <text:p text:style-name="P22">NAMESPACE = Cluster que suporta a criação de outros diversos clusters dentro dele</text:p>
      <text:p text:style-name="Text_20_body"/>
      <text:p text:style-name="P3">Obs:</text:p>
      <text:p text:style-name="P14">cluster: </text:p>
      <text:p text:style-name="P14">arquitetura de sistema capaz de aglomerar vários computadores/estações para trabalharem em conjunto, cada estação é denominada de nó e combinadas formam um cluster. Com isso os nós podem atuar dentro de um único sistema, trabalhando em conjunto no processamento, etc…</text:p>
      <text:p text:style-name="P14">Pod:</text:p>
      <text:p text:style-name="P14">são os menores e mais básicos objetos implantáveis no kubernetes. Um pod representa uma única instância de um processo em execução no cluster, os pods podem conter um ou mais contêineres, ou seja é uma vm/ec2/computador/estação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18:06:24.243683809</meta:creation-date>
    <dc:date>2023-04-10T18:08:04.812210242</dc:date>
    <meta:editing-duration>PT1M45S</meta:editing-duration>
    <meta:editing-cycles>1</meta:editing-cycles>
    <meta:document-statistic meta:table-count="0" meta:image-count="0" meta:object-count="0" meta:page-count="3" meta:paragraph-count="78" meta:word-count="854" meta:character-count="5614" meta:non-whitespace-character-count="4893"/>
    <meta:generator>LibreOffice/7.3.7.2$Linux_X86_64 LibreOffice_project/30$Build-2</meta:generator>
  </office:meta>
</office:document-meta>
</file>